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font-name="Monaco" fo:font-size="10pt" style:font-size-asian="10pt" style:font-size-complex="10pt"/>
    </style:style>
    <style:style style:name="T1" style:family="text">
      <style:text-properties style:text-outline="false" fo:letter-spacing="normal" style:letter-kerning="false" style:font-name-asian="CourierNewPSMT" style:font-name-complex="CourierNewPSM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6639008726878831347" text:style-name="L1">
        <text:list-item>
          <text:p text:style-name="P1">Default user/pw is debian/temppwd.</text:p>
        </text:list-item>
        <text:list-item>
          <text:p text:style-name="P1">What is the disk space situation? <text:s/>df -h</text:p>
        </text:list-item>
        <text:list-item>
          <text:p text:style-name="P2">Find the large installed packages and remove any that are not needed.</text:p>
          <text:list>
            <text:list-item>
              <text:p text:style-name="P3"><text:span text:style-name="T1">dpkg-query -Wf </text:span><text:span text:style-name="T1">'${Installed-Size}\t${Package}\t${Description}\n'</text:span><text:span text:style-name="T1"> | </text:span><text:span text:style-name="T1">sort</text:span><text:span text:style-name="T1"> -n</text:span></text:p>
            </text:list-item>
            <text:list-item>
              <text:p text:style-name="P1">freepats, libgl1-mesa-dri, libgtk2.0-common, libflite1, gnome-icon-theme, libsane, libsane-common, libgtk-3-0, gnome-accessibility-themes, gnome-themes-standard-data,autoremove </text:p>
            </text:list-item>
          </text:list>
        </text:list-item>
        <text:list-item>
          <text:p text:style-name="P1">df -h: size 1.7G, used 969 MB, avail 621MB, use% 61%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put a copy of authorized_keys in ~/.ssh/</text:p>
        </text:list-item>
        <text:list-item>
          <text:p text:style-name="P1">change the ssh port in /etc/sshd_config to something unique (eg, 22xxx)</text:p>
        </text:list-item>
        <text:list-item>
          <text:p text:style-name="P1"/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T5H11M49S</meta:editing-duration>
    <meta:editing-cycles>6</meta:editing-cycles>
    <meta:generator>OpenOffice/4.1.1$Win32 OpenOffice.org_project/411m6$Build-9775</meta:generator>
    <dc:date>2014-12-03T16:28:00.16</dc:date>
    <dc:creator>Doug Johnson</dc:creator>
    <meta:document-statistic meta:table-count="0" meta:image-count="0" meta:object-count="0" meta:page-count="1" meta:paragraph-count="19" meta:word-count="164" meta:character-count="1095"/>
    <meta:user-defined meta:name="Info 1"/>
    <meta:user-defined meta:name="Info 2"/>
    <meta:user-defined meta:name="Info 3"/>
    <meta:user-defined meta:name="Info 4"/>
  </office:meta>
</office:document-meta>
</file>